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6cm" fo:min-width="1.704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45cm"/>
    </style:style>
    <style:style style:name="gr3" style:family="graphic" style:parent-style-name="standard">
      <style:graphic-properties draw:textarea-horizontal-align="justify" draw:textarea-vertical-align="middle" draw:auto-grow-height="false" fo:min-height="0.632cm" fo:min-width="2.46cm"/>
    </style:style>
    <style:style style:name="gr4" style:family="graphic" style:parent-style-name="standard">
      <style:graphic-properties draw:textarea-horizontal-align="justify" draw:textarea-vertical-align="middle" draw:auto-grow-height="false" fo:min-height="0.506cm" fo:min-width="2.27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06cm" fo:min-width="2.964cm"/>
    </style:style>
    <style:style style:name="gr7" style:family="graphic" style:parent-style-name="standard">
      <style:graphic-properties draw:textarea-horizontal-align="justify" draw:textarea-vertical-align="middle" draw:auto-grow-height="false" fo:min-height="1.2cm" fo:min-width="1.8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1.85cm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1.6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1.7cm"/>
    </style:style>
    <style:style style:name="gr11" style:family="graphic" style:parent-style-name="standard">
      <style:graphic-properties draw:textarea-horizontal-align="justify" draw:textarea-vertical-align="middle" draw:auto-grow-height="false" fo:min-height="1.01cm" fo:min-width="3.026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3cm"/>
    </style:style>
    <style:style style:name="gr13" style:family="graphic" style:parent-style-name="standard">
      <style:graphic-properties draw:textarea-horizontal-align="justify" draw:textarea-vertical-align="middle" draw:auto-grow-height="false" fo:min-height="0.85cm" fo:min-width="1.8cm"/>
    </style:style>
    <style:style style:name="gr14" style:family="graphic" style:parent-style-name="standard">
      <style:graphic-properties draw:textarea-horizontal-align="justify" draw:textarea-vertical-align="middle" draw:auto-grow-height="false" fo:min-height="0.7cm" fo:min-width="1.6cm"/>
    </style:style>
    <style:style style:name="gr15" style:family="graphic" style:parent-style-name="standard">
      <style:graphic-properties draw:textarea-horizontal-align="justify" draw:textarea-vertical-align="middle" draw:auto-grow-height="false" fo:min-height="0.85cm" fo:min-width="2.05cm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1.9cm"/>
    </style:style>
    <style:style style:name="gr17" style:family="graphic" style:parent-style-name="standard">
      <style:graphic-properties draw:textarea-horizontal-align="justify" draw:textarea-vertical-align="middle" draw:auto-grow-height="false" fo:min-height="1.01cm" fo:min-width="2.334cm"/>
    </style:style>
    <style:style style:name="gr18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19" style:family="graphic" style:parent-style-name="standard">
      <style:graphic-properties draw:textarea-horizontal-align="justify" draw:textarea-vertical-align="middle" draw:auto-grow-height="false" fo:min-height="1.05cm" fo:min-width="3.3cm"/>
    </style:style>
    <style:style style:name="gr20" style:family="graphic" style:parent-style-name="standard">
      <style:graphic-properties draw:textarea-horizontal-align="justify" draw:textarea-vertical-align="middle" draw:auto-grow-height="false" fo:min-height="0.85cm" fo:min-width="2.25cm"/>
    </style:style>
    <style:style style:name="gr21" style:family="graphic" style:parent-style-name="standard">
      <style:graphic-properties draw:textarea-horizontal-align="justify" draw:textarea-vertical-align="middle" draw:auto-grow-height="false" fo:min-height="0.506cm" fo:min-width="3.656cm"/>
    </style:style>
    <style:style style:name="gr22" style:family="graphic" style:parent-style-name="standard">
      <style:graphic-properties draw:textarea-horizontal-align="justify" draw:textarea-vertical-align="middle" draw:auto-grow-height="false" fo:min-height="0.318cm" fo:min-width="2.082cm"/>
    </style:style>
    <style:style style:name="gr23" style:family="graphic" style:parent-style-name="standard">
      <style:graphic-properties draw:textarea-horizontal-align="justify" draw:textarea-vertical-align="middle" draw:auto-grow-height="false" fo:min-height="0.38cm" fo:min-width="4.096cm"/>
    </style:style>
    <style:style style:name="gr24" style:family="graphic" style:parent-style-name="standard">
      <style:graphic-properties draw:textarea-horizontal-align="justify" draw:textarea-vertical-align="middle" draw:auto-grow-height="false" fo:min-height="0.6cm" fo:min-width="1.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2cm" svg:x="3.8cm" svg:y="1.6cm">
          <text:p text:style-name="P1">Begi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5.9cm" svg:height="3cm" svg:x="2.6cm" svg:y="4.1cm">
          <text:p text:style-name="P1">Hráčů &gt;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4.7cm" svg:height="1.4cm" svg:x="3.3cm" svg:y="8.7cm">
          <text:p text:style-name="P1">E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" draw:id="id1" draw:layer="layout" svg:width="4.4cm" svg:height="1.2cm" svg:x="10.4cm" svg:y="5.1cm">
          <text:p text:style-name="P1">Další hráč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5.6cm" svg:y1="2.9cm" svg:x2="5.6cm" svg:y2="4.1cm">
          <text:p/>
        </draw:line>
        <draw:line draw:style-name="gr5" draw:text-style-name="P2" draw:layer="layout" svg:x1="5.6cm" svg:y1="7.1cm" svg:x2="5.6cm" svg:y2="8.7cm">
          <text:p/>
        </draw:line>
        <draw:line draw:style-name="gr5" draw:text-style-name="P2" draw:layer="layout" svg:x1="8.5cm" svg:y1="5.6cm" svg:x2="11cm" svg:y2="5.7cm">
          <text:p/>
        </draw:line>
        <draw:connector draw:style-name="gr5" draw:text-style-name="P2" draw:layer="layout" draw:type="curve" svg:x1="12.6cm" svg:y1="5.1cm" svg:x2="5.55cm" svg:y2="4.1cm" draw:start-shape="id1" draw:start-glue-point="5" draw:end-shape="id2" svg:d="M12600 5100c0-2251-7050-1751-7050-1000" svg:viewBox="0 0 7051 1635">
          <text:p/>
        </draw:connector>
        <draw:custom-shape draw:style-name="gr6" draw:text-style-name="P1" xml:id="id17" draw:id="id17" draw:layer="layout" svg:width="5.5cm" svg:height="1.2cm" svg:x="17.8cm" svg:y="1.2cm">
          <text:p text:style-name="P1">Další hráč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8" draw:id="id8" draw:layer="layout" svg:width="4.6cm" svg:height="2.9cm" svg:x="18.25cm" svg:y="10.824cm">
          <text:p text:style-name="P1">Štik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" draw:id="id6" draw:layer="layout" svg:width="4.7cm" svg:height="2.8cm" svg:x="18.2cm" svg:y="7.379cm">
          <text:p text:style-name="P1">Lekní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3" draw:id="id3" draw:layer="layout" svg:width="4.2cm" svg:height="2.5cm" svg:x="18.45cm" svg:y="14.369cm">
          <text:p text:style-name="P1">Jiná ž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4" draw:id="id4" draw:layer="layout" svg:width="4.4cm" svg:height="2.8cm" svg:x="24.8cm" svg:y="14.2cm">
          <text:p text:style-name="P1">&gt; povole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5" draw:id="id5" draw:layer="layout" svg:width="5.6cm" svg:height="2cm" svg:x="30.9cm" svg:y="14.7cm">
          <text:p text:style-name="P1">Vyhoď ž.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2.65cm" svg:y1="15.619cm" svg:x2="24.8cm" svg:y2="15.6cm" draw:start-shape="id3" draw:end-shape="id4" svg:d="M22650 15619l2150-19" svg:viewBox="0 0 2151 20">
          <text:p/>
        </draw:connector>
        <draw:connector draw:style-name="gr5" draw:text-style-name="P2" draw:layer="layout" draw:type="line" svg:x1="29.2cm" svg:y1="15.6cm" svg:x2="31.6cm" svg:y2="15.7cm" draw:start-shape="id4" draw:end-shape="id5" draw:end-glue-point="9" svg:d="M29200 15600l2400 100" svg:viewBox="0 0 2401 101">
          <text:p/>
        </draw:connector>
        <draw:custom-shape draw:style-name="gr12" draw:text-style-name="P1" xml:id="id7" draw:id="id7" draw:layer="layout" svg:width="3.5cm" svg:height="0.7cm" svg:x="18.8cm" svg:y="6.034cm">
          <text:p text:style-name="P1">Krok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8.2cm" svg:y1="8.779cm" svg:x2="18.8cm" svg:y2="6.384cm" draw:start-shape="id6" draw:end-shape="id7" svg:d="M18200 8779c-751 0-1051-2395 600-2395" svg:viewBox="0 0 1205 2396">
          <text:p/>
        </draw:connector>
        <draw:custom-shape draw:style-name="gr13" draw:text-style-name="P1" xml:id="id9" draw:id="id9" draw:layer="layout" svg:width="4.6cm" svg:height="2.2cm" svg:x="18.25cm" svg:y="17.513cm">
          <text:p text:style-name="P1">Komá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xml:id="id14" draw:id="id14" draw:layer="layout" svg:width="4.2cm" svg:height="1.9cm" svg:x="18.45cm" svg:y="25.6cm">
          <text:p text:style-name="P1">Bah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20.55cm" svg:y1="6.734cm" svg:x2="20.55cm" svg:y2="7.379cm" draw:start-shape="id7" draw:start-glue-point="2" draw:end-shape="id6" svg:d="M20550 6734v645" svg:viewBox="0 0 1 646">
          <text:p/>
        </draw:connector>
        <draw:connector draw:style-name="gr5" draw:text-style-name="P2" draw:layer="layout" draw:type="line" svg:x1="20.55cm" svg:y1="10.179cm" svg:x2="20.55cm" svg:y2="10.824cm" draw:start-shape="id6" draw:start-glue-point="2" draw:end-shape="id8" svg:d="M20550 10179v645" svg:viewBox="0 0 1 646">
          <text:p/>
        </draw:connector>
        <draw:connector draw:style-name="gr5" draw:text-style-name="P2" draw:layer="layout" draw:type="curve" draw:line-skew="2.699cm" svg:x1="22.85cm" svg:y1="12.274cm" svg:x2="30.9cm" svg:y2="15.7cm" draw:start-shape="id8" draw:end-shape="id5" draw:end-glue-point="3" svg:d="M22850 12274c10087 0 6063 3426 8050 3426" svg:viewBox="0 0 8051 3427">
          <text:p/>
        </draw:connector>
        <draw:connector draw:style-name="gr5" draw:text-style-name="P2" draw:layer="layout" draw:type="line" svg:x1="20.55cm" svg:y1="13.724cm" svg:x2="20.55cm" svg:y2="14.369cm" draw:start-shape="id8" draw:end-shape="id3" svg:d="M20550 13724v645" svg:viewBox="0 0 1 646">
          <text:p/>
        </draw:connector>
        <draw:connector draw:style-name="gr5" draw:text-style-name="P2" draw:layer="layout" draw:type="line" svg:x1="20.55cm" svg:y1="16.869cm" svg:x2="20.55cm" svg:y2="17.513cm" draw:start-shape="id3" draw:start-glue-point="2" draw:end-shape="id9" draw:end-glue-point="0" svg:d="M20550 16869v644" svg:viewBox="0 0 1 645">
          <text:p/>
        </draw:connector>
        <draw:custom-shape draw:style-name="gr15" draw:text-style-name="P1" xml:id="id10" draw:id="id10" draw:layer="layout" svg:width="5.1cm" svg:height="2.2cm" svg:x="18cm" svg:y="20.358cm">
          <text:p text:style-name="P1">Sameče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11" draw:id="id11" draw:layer="layout" svg:width="4.8cm" svg:height="3cm" svg:x="24.2cm" svg:y="19.9cm">
          <text:p text:style-name="P1">Žet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23.1cm" svg:y1="21.458cm" svg:x2="24.2cm" svg:y2="21.4cm" draw:start-shape="id10" draw:end-shape="id11" draw:end-glue-point="3" svg:d="M23100 21458l1100-58" svg:viewBox="0 0 1101 59">
          <text:p/>
        </draw:connector>
        <draw:custom-shape draw:style-name="gr17" draw:text-style-name="P1" xml:id="id12" draw:id="id12" draw:layer="layout" svg:width="4.5cm" svg:height="2cm" svg:x="30.8cm" svg:y="20.3cm">
          <text:p text:style-name="P1">+1 žá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9cm" svg:y1="21.4cm" svg:x2="31.362cm" svg:y2="21.3cm" draw:start-shape="id11" draw:start-glue-point="1" draw:end-shape="id12" draw:end-glue-point="9" svg:d="M29000 21400l2362-100" svg:viewBox="0 0 2363 101">
          <text:p/>
        </draw:connector>
        <draw:custom-shape draw:style-name="gr18" draw:text-style-name="P1" xml:id="id13" draw:id="id13" draw:layer="layout" svg:width="3.4cm" svg:height="1.2cm" svg:x="13.6cm" svg:y="18cm">
          <text:p text:style-name="P1">Další ž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8.25cm" svg:y1="18.613cm" svg:x2="17cm" svg:y2="18.6cm" draw:start-shape="id9" draw:end-shape="id13" draw:end-glue-point="1" svg:d="M18250 18613l-1250-13" svg:viewBox="0 0 1251 14">
          <text:p/>
        </draw:connector>
        <draw:connector draw:style-name="gr5" draw:text-style-name="P2" draw:layer="layout" draw:type="curve" svg:x1="15.3cm" svg:y1="18cm" svg:x2="18.8cm" svg:y2="6.384cm" draw:start-shape="id13" draw:start-glue-point="0" draw:end-shape="id7" draw:end-glue-point="3" svg:d="M15300 18000c0-7744 1166-11616 3500-11616" svg:viewBox="0 0 3501 11617">
          <text:p/>
        </draw:connector>
        <draw:connector draw:style-name="gr5" draw:text-style-name="P2" draw:layer="layout" draw:type="line" svg:x1="20.55cm" svg:y1="19.713cm" svg:x2="20.55cm" svg:y2="20.358cm" draw:start-shape="id9" draw:start-glue-point="6" draw:end-shape="id10" draw:end-glue-point="4" svg:d="M20550 19713v645" svg:viewBox="0 0 1 646">
          <text:p/>
        </draw:connector>
        <draw:custom-shape draw:style-name="gr19" draw:text-style-name="P1" xml:id="id15" draw:id="id15" draw:layer="layout" svg:width="3.8cm" svg:height="1.3cm" svg:x="24.2cm" svg:y="25.9cm">
          <text:p text:style-name="P1">Otoč ž.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2.65cm" svg:y1="26.55cm" svg:x2="24.2cm" svg:y2="26.55cm" draw:start-shape="id14" draw:start-glue-point="7" draw:end-shape="id15" draw:end-glue-point="3" svg:d="M22650 26550h1550" svg:viewBox="0 0 1551 1">
          <text:p/>
        </draw:connector>
        <draw:connector draw:style-name="gr5" draw:text-style-name="P2" draw:layer="layout" draw:type="line" svg:x1="20.55cm" svg:y1="5.245cm" svg:x2="20.55cm" svg:y2="6.034cm" draw:start-shape="id16" draw:start-glue-point="6" draw:end-shape="id7" draw:end-glue-point="0" svg:d="M20550 5245v789" svg:viewBox="0 0 1 790">
          <text:p/>
        </draw:connector>
        <draw:custom-shape draw:style-name="gr20" draw:text-style-name="P1" xml:id="id16" draw:id="id16" draw:layer="layout" svg:width="5.5cm" svg:height="2.2cm" svg:x="17.8cm" svg:y="3.045cm">
          <text:p text:style-name="P1">Mám královnu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20.55cm" svg:y1="2.4cm" svg:x2="20.55cm" svg:y2="3.045cm" draw:start-shape="id17" draw:start-glue-point="8" draw:end-shape="id16" draw:end-glue-point="4" svg:d="M20550 2400v645" svg:viewBox="0 0 1 646">
          <text:p/>
        </draw:connector>
        <draw:custom-shape draw:style-name="gr21" draw:text-style-name="P1" xml:id="id18" draw:id="id18" draw:layer="layout" svg:width="6.6cm" svg:height="1.2cm" svg:x="24.6cm" svg:y="3.6cm">
          <text:p text:style-name="P1">Odstraň moje ž.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3cm" svg:y1="4.145cm" svg:x2="25.425cm" svg:y2="4.2cm" draw:start-shape="id16" draw:start-glue-point="7" draw:end-shape="id18" draw:end-glue-point="9" svg:d="M23300 4145l2125 55" svg:viewBox="0 0 2126 56">
          <text:p/>
        </draw:connector>
        <draw:custom-shape draw:style-name="gr22" draw:text-style-name="P1" xml:id="id21" draw:id="id21" draw:layer="layout" svg:width="4.1cm" svg:height="0.9cm" svg:x="18.5cm" svg:y="27.7cm">
          <text:p text:style-name="P1">E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" xml:id="id20" draw:id="id20" draw:layer="layout" svg:width="7.3cm" svg:height="1cm" svg:x="23.4cm" svg:y="23.7cm">
          <text:p text:style-name="P1">Otoč ž. na zádech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" xml:id="id19" draw:id="id19" draw:layer="layout" svg:width="4.2cm" svg:height="1.7cm" svg:x="18.4cm" svg:y="23.3cm">
          <text:p text:style-name="P1">Žába na zádech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20.55cm" svg:y1="22.558cm" svg:x2="20.5cm" svg:y2="23.3cm" draw:start-shape="id10" draw:start-glue-point="2" draw:end-shape="id19" draw:end-glue-point="0" svg:d="M20550 22558l-50 742" svg:viewBox="0 0 51 743">
          <text:p/>
        </draw:connector>
        <draw:connector draw:style-name="gr5" draw:text-style-name="P2" draw:layer="layout" draw:type="line" svg:x1="22.6cm" svg:y1="24.15cm" svg:x2="24.312cm" svg:y2="24.2cm" draw:start-shape="id19" draw:start-glue-point="1" draw:end-shape="id20" draw:end-glue-point="9" svg:d="M22600 24150l1712 50" svg:viewBox="0 0 1713 51">
          <text:p/>
        </draw:connector>
        <draw:connector draw:style-name="gr5" draw:text-style-name="P2" draw:layer="layout" draw:type="curve" svg:x1="27.05cm" svg:y1="23.7cm" svg:x2="20.5cm" svg:y2="23.3cm" draw:start-shape="id20" draw:start-glue-point="5" draw:end-shape="id19" draw:end-glue-point="0" svg:d="M27050 23700c0-1351-6550-1151-6550-400" svg:viewBox="0 0 6551 991">
          <text:p/>
        </draw:connector>
        <draw:connector draw:style-name="gr5" draw:text-style-name="P2" draw:layer="layout" draw:type="line" svg:x1="20.5cm" svg:y1="25cm" svg:x2="20.55cm" svg:y2="25.6cm" draw:start-shape="id19" draw:start-glue-point="2" draw:end-shape="id14" draw:end-glue-point="0" svg:d="M20500 25000l50 600" svg:viewBox="0 0 51 601">
          <text:p/>
        </draw:connector>
        <draw:connector draw:style-name="gr5" draw:text-style-name="P2" draw:layer="layout" draw:type="line" svg:x1="20.55cm" svg:y1="27.5cm" svg:x2="20.55cm" svg:y2="27.7cm" draw:start-shape="id14" draw:start-glue-point="2" draw:end-shape="id21" draw:end-glue-point="0" svg:d="M20550 27500v200" svg:viewBox="0 0 1 201">
          <text:p/>
        </draw:connector>
        <draw:connector draw:style-name="gr5" draw:text-style-name="P2" draw:layer="layout" draw:type="curve" draw:line-skew="-1.115cm" svg:x1="26.1cm" svg:y1="27.2cm" svg:x2="22.088cm" svg:y2="28.15cm" draw:start-shape="id15" draw:start-glue-point="2" draw:end-shape="id21" draw:end-glue-point="6" svg:d="M26100 27200c0 1180-4012 706-4012 950" svg:viewBox="0 0 4013 951">
          <text:p/>
        </draw:connector>
        <draw:connector draw:style-name="gr5" draw:text-style-name="P2" draw:layer="layout" draw:type="curve" svg:x1="27cm" svg:y1="14.2cm" svg:x2="20.55cm" svg:y2="14.369cm" draw:start-shape="id4" draw:start-glue-point="4" draw:end-shape="id3" draw:end-glue-point="0" svg:d="M27000 14200c0-751-6450-836-6450 169" svg:viewBox="0 0 6451 744">
          <text:p/>
        </draw:connector>
        <draw:connector draw:style-name="gr5" draw:text-style-name="P2" draw:layer="layout" draw:type="curve" draw:line-skew="-0.235cm" svg:x1="33.7cm" svg:y1="14.7cm" svg:x2="20.55cm" svg:y2="14.369cm" draw:start-shape="id5" draw:start-glue-point="5" draw:end-shape="id3" draw:end-glue-point="4" svg:d="M33700 14700c0-1600-13150-1435-13150-331" svg:viewBox="0 0 13151 1181">
          <text:p/>
        </draw:connector>
        <draw:connector draw:style-name="gr5" draw:text-style-name="P2" draw:layer="layout" draw:type="curve" svg:x1="33.05cm" svg:y1="22.3cm" svg:x2="20.5cm" svg:y2="23.3cm" draw:start-shape="id12" draw:start-glue-point="8" draw:end-shape="id19" draw:end-glue-point="4" svg:d="M33050 22300c0 753-6182 503-6182 501 0-1-6368-252-6368 499" svg:viewBox="0 0 1255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3:42:29.961124556</meta:creation-date>
    <dc:date>2020-05-14T13:06:26.090745623</dc:date>
    <meta:editing-duration>PT1M32S</meta:editing-duration>
    <meta:editing-cycles>2</meta:editing-cycles>
    <meta:generator>LibreOffice/6.2.8.2$Linux_X86_64 LibreOffice_project/20$Build-2</meta:generator>
    <meta:document-statistic meta:object-count="53"/>
  </office:meta>
</office:document-meta>
</file>